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ParameterValue.SqlParameterValue( int sqlType , @ Nullable String typeName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ParameterValue.SqlParameterValue( int sqlType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ParameterValue.SqlParameterValue( SqlParameter declaredParam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ParameterValu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ParameterValue.SqlParameterValue( int sqlType , int scale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